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75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1.025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5.27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43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ggreg_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9" table:default-cell-style-name="Default"/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group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l products nec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attle farming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ultivation of cereal grains nec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ultivation of crops nec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ultivation of oil seeds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ultivation of paddy rice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ultivation of plant-based fibers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ultivation of sugar cane, sugar beet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ultivation of vegetables, fruit, nuts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ultivation of wheat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Fishing, operating of fish hatcheries and fish farms; service activities incidental to fishing (05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Forestry, logging and related service activities (02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re treatment (biogas), storage and land application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re treatment (conventional), storage and land application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eat animals nec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igs farming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oultry farming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aw milk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Wool, silk-worm cocoon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onstruction (45)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secondary construction material into aggregates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Biogasification of food waste, incl. land application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Biogasification of paper, incl. land application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Biogasification of sewage slugde, incl. land application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ollection, purification and distribution of water (41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omposting of food waste, incl. land application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omposting of paper and wood, incl. land application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Distribution and trade of electricity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Incineration of waste: Food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Incineration of waste: Metals and Inert material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Incineration of waste: Oil/Hazardous waste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Incineration of waste: Paper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Incineration of waste: Plastic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Incineration of waste: Textile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Incineration of waste: Wood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Landfill of waste: Food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Landfill of waste: Inert/metal/hazardou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Landfill of waste: Paper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Landfill of waste: Plastic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Landfill of waste: Textile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Landfill of waste: Wood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gas; distribution of gaseous fuels through main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by biomass and waste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by coal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by ga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by Geothermal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by hydro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by nuclear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by petroleum and other oil derivative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by solar photovoltaic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by solar thermal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by tide, wave, ocean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by wind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nec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cycling of bottles by direct reuse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cycling of waste and scrap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Steam and hot water supply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Transmission of electricity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Waste water treatment, food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Waste water treatment, other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Extraction of crude petroleum and services related to crude oil extraction, excluding surveying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Extraction of natural gas and services related to natural gas extraction, excluding surveying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Extraction, liquefaction, and regasification of other petroleum and gaseous material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ining of aluminium ores and concentrate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ining of chemical and fertilizer minerals, production of salt, other mining and quarrying n.e.c.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ining of coal and lignite; extraction of peat (10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ining of copper ores and concentrate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ining of iron ore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ining of lead, zinc and tin ores and concentrate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ining of nickel ores and concentrate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ining of other non-ferrous metal ores and concentrate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ining of precious metal ores and concentrate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ining of uranium and thorium ores (12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Quarrying of sand and clay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Quarrying of stone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Aluminium production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asting of metal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hemicals nec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opper production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Lead, zinc and tin production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basic iron and steel and of ferro-alloys and first products thereof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beverages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bricks, tiles and construction products, in baked clay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cement, lime and plaster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ceramic goods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coke oven products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electrical machinery and apparatus n.e.c. (31)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fabricated metal products, except machinery and equipment (28)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fish product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furniture; manufacturing n.e.c. (36)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glass and glass product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machinery and equipment n.e.c. (29)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medical, precision and optical instruments, watches and clocks (33)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motor vehicles, trailers and semi-trailers (34)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office machinery and computers (30)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other non-metallic mineral products n.e.c.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other transport equipment (35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radio, television and communication equipment and apparatus (32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rubber and plastic products (25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textiles (17)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tobacco products (16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wearing apparel; dressing and dyeing of fur (18)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N-fertiliser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Other non-ferrous metal production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- and other fertiliser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aper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etroleum Refinery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lastics, basic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ecious metals production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cessed rice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cessing of dairy products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cessing of Food products nec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cessing of meat cattle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cessing of meat pigs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cessing of meat poultry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cessing of nuclear fuel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cessing vegetable oils and fats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meat products nec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ublishing, printing and reproduction of recorded media (22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ulp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ash into clinker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secondary aluminium into new aluminium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secondary copper into new copper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secondary glass into new glas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secondary lead into new lead, zinc and tin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secondary other non-ferrous metals into new other non-ferrous metal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secondary paper into new pulp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secondary plastic into new plastic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secondary preciuos metals into new preciuos metal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secondary steel into new steel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secondary wood material into new wood material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Sugar refining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Tanning and dressing of leather; manufacture of luggage, handbags, saddlery, harness and footwear (19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Activities auxiliary to financial intermediation (67)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Air transport (62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omputer and related activities (72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Education (80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Financial intermediation, except insurance and pension funding (65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Health and social work (85)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Hotels and restaurants (55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Inland water transport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Insurance and pension funding, except compulsory social security (66)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Other business activities (74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Other land transport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ost and telecommunications (64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ublic administration and defence; compulsory social security (75)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al estate activities (70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nting of machinery and equipment without operator and of personal and household goods (71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search and development (73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tail sale of automotive fuel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tail trade, except of motor vehicles and motorcycles; repair of personal and household goods (52)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Sea and coastal water transport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Supporting and auxiliary transport activities; activities of travel agencies (63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Transport via pipeline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Transport via railway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Wholesale trade and commission trade, except of motor vehicles and motorcycles (51)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Activities of membership organisation n.e.c. (91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Extra-territorial organizations and bodie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Other service activities (93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ivate households with employed persons (95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creational, cultural and sporting activities (92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</table:table>
      <table:table table:name="name_input" table:style-name="ta1"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group_id</text:p>
          </table:table-cell>
          <table:table-cell office:value-type="string" calcext:value-type="string">
            <text:p>new sector 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Non-rebuilding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building</text:p>
          </table:table-cell>
        </table:table-row>
      </table:table>
      <table:named-expressions/>
      <table:database-ranges>
        <table:database-range table:name="__Anonymous_Sheet_DB__0" table:target-range-address="aggreg_input.A1:aggreg_input.B16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12:02:43.590710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7:07:08.173896636</meta:creation-date>
    <dc:date>2022-06-08T12:15:58.149517184</dc:date>
    <meta:editing-duration>PT1H31M22S</meta:editing-duration>
    <meta:editing-cycles>7</meta:editing-cycles>
    <meta:generator>LibreOffice/6.4.7.2$Linux_X86_64 LibreOffice_project/40$Build-2</meta:generator>
    <meta:document-statistic meta:table-count="2" meta:cell-count="334" meta:object-count="0"/>
  </office:meta>
</office:document-meta>
</file>